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paragraph-properties fo:text-align="justify" style:justify-single-word="false"/>
      <style:text-properties style:font-name="Courier New" fo:font-size="12pt" style:text-underline-style="none" fo:font-weight="normal" officeooo:rsid="001684ed" officeooo:paragraph-rsid="00102f91"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style:font-name="Courier New" fo:font-size="16pt" style:text-underline-style="none" fo:font-weight="bold" officeooo:rsid="001684ed" officeooo:paragraph-rsid="00102f91" style:font-size-asian="16pt" style:font-weight-asian="bold" style:font-size-complex="16pt" style:font-weight-complex="bold"/>
    </style:style>
    <style:style style:name="P3" style:family="paragraph" style:parent-style-name="Standard" style:list-style-name="L1">
      <style:paragraph-properties fo:text-align="justify" style:justify-single-word="false"/>
      <style:text-properties style:font-name="Courier New" fo:font-size="12pt" style:text-underline-style="none" fo:font-weight="normal" officeooo:rsid="001684ed" officeooo:paragraph-rsid="00102f91" style:font-size-asian="10.5pt" style:font-weight-asian="normal" style:font-size-complex="12pt" style:font-weight-complex="normal"/>
    </style:style>
    <style:style style:name="T1" style:family="text">
      <style:text-properties officeooo:rsid="002638df"/>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638df" style:font-weight-asian="bold" style:font-weight-complex="bold"/>
    </style:style>
    <style:style style:name="T4" style:family="text">
      <style:text-properties style:text-underline-style="solid" style:text-underline-width="auto" style:text-underline-color="font-color" fo:font-weight="bold" officeooo:rsid="0011b8ba"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11b8ba" style:font-weight-asian="bold" style:font-weight-complex="bold"/>
    </style:style>
    <style:style style:name="T7" style:family="text">
      <style:text-properties officeooo:rsid="0011b8ba"/>
    </style:style>
    <style:style style:name="T8" style:family="text">
      <style:text-properties officeooo:rsid="0015763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UNCIADOS EJERCICIOS EVENTOS EN JS</text:p>
      <text:p text:style-name="P2"/>
      <text:list xml:id="list1350170780" text:style-name="L1">
        <text:list-item>
          <text:p text:style-name="P3">Haz un programa que cuando se pulse un botón “Nuevo número”, añada un elemento con un número aleatorio a una lista desordenada (elemento UL).</text:p>
          <text:p text:style-name="P3"/>
          <text:p text:style-name="P3"/>
        </text:list-item>
        <text:list-item>
          <text:p text:style-name="P1"><text:span text:style-name="T1">Realiza un programa que cree </text:span><text:span text:style-name="T3">dinámicamente</text:span><text:span text:style-name="T1"> (creando los elementos con Js) una tabla de 100x100. Cada elemento de la tabla tendrá un número único, que empezará en 1 y se irá incrementando de 1 en 1.</text:span></text:p>
          <text:p text:style-name="P1">Esta página además tendrá un botón que será “Calcular numero casi primos”. Este botón hará que todas las celdas de la tabla que tengan números “Casi primos” se pongan con un fondo amarillo.</text:p>
          <text:p text:style-name="P1"><text:span text:style-name="T5">Numero casi primo</text:span>: es un número que solo es divisible por si mismo, la unidad y por un solo número que no sea ni la unidad ni si mismos.</text:p>
          <text:p text:style-name="P1"><text:span text:style-name="T2">Ejemplo</text:span><text:span text:style-name="T4">s</text:span>:</text:p>
          <text:p text:style-name="P1">2 no es un número casi primo, porque es divisible por 1 y por 2, pero no por otro número.</text:p>
          <text:p text:style-name="P1">4 es un número casi primo, porque es divisible por 1, por 4 y por 2.</text:p>
          <text:p text:style-name="P1">8 no es un número casi primo, porque es divisible por 1, por 8 y por 2, pero además también es divisible por 4.</text:p>
          <text:p text:style-name="P1"/>
        </text:list-item>
        <text:list-item>
          <text:p text:style-name="P1">Haz un programa que cree 100 elementos “checkbox” con números aleatorios. Además la página tendrá un botón “Marcar todos” y un botón “Desmarcar todos”.</text:p>
          <text:p text:style-name="P1"/>
        </text:list-item>
        <text:list-item>
          <text:p text:style-name="P1">Haz un programa que tenga 3 elementos &lt;p&gt; y al hacer clic sobre ellos desaparezcan (se oculten) y al hacer clic <text:span text:style-name="T8">con el botón auxiliar del ratón </text:span>los elimine. También deberá tener un botón “Reaparecer” que hará que aparezcan todos los elementos desaparecidos (pero no los eliminad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gl"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5T11:57:37.704000000</meta:creation-date>
    <dc:date>2019-10-05T12:51:54.004000000</dc:date>
    <meta:editing-duration>PT54M13S</meta:editing-duration>
    <meta:editing-cycles>7</meta:editing-cycles>
    <meta:generator>LibreOffice/6.1.1.2$Windows_X86_64 LibreOffice_project/5d19a1bfa650b796764388cd8b33a5af1f5baa1b</meta:generator>
    <meta:document-statistic meta:table-count="0" meta:image-count="0" meta:object-count="0" meta:page-count="1" meta:paragraph-count="11" meta:word-count="263" meta:character-count="1416" meta:non-whitespace-character-count="1168"/>
  </office:meta>
</office:document-meta>
</file>